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RetrievingFactoryBean.setTargetClass( @ Nullable Class &lt; ?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RetrievingFactoryBean.getObje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eldRetrievingFactoryBean.setTargetField( @ Nullable String target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RetrievingFactoryBean.getTar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RetrievingFactoryBean.setStaticField( String static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RetrievingFactoryBean.setBeanName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Retrieving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RetrievingFactoryBean.getObjec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RetrievingFactoryBean.getTarge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RetrievingFactoryBean.setBean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RetrievingFactoryBean.setTargetObject( @ Nullable Object targe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RetrievingFactoryBean.afterPropertiesSet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FieldRetrievingFactoryBean.getTar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